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19D46C0A388D98D03B9.png" manifest:media-type="image/png"/>
  <manifest:file-entry manifest:full-path="Pictures/10000201000002920000019D5B1AF000D8BFD90C.png" manifest:media-type="image/png"/>
  <manifest:file-entry manifest:full-path="Pictures/10000201000002920000019D6F3BCB9A9AD8C3E1.png" manifest:media-type="image/png"/>
  <manifest:file-entry manifest:full-path="Pictures/10000201000002920000019DE3490AF8F29DAC2E.png" manifest:media-type="image/png"/>
  <manifest:file-entry manifest:full-path="Pictures/10000201000002920000019D1599F1FC130017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67cm" draw:z-index="0"><draw:image xlink:href="Pictures/10000201000002920000019D5B1AF000D8BFD90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10.67cm" draw:z-index="1"><draw:image xlink:href="Pictures/10000201000002920000019DE3490AF8F29DAC2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10.67cm" draw:z-index="2"><draw:image xlink:href="Pictures/10000201000002920000019D6F3BCB9A9AD8C3E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10.67cm" draw:z-index="3"><draw:image xlink:href="Pictures/10000201000002920000019D1599F1FC1300170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10.67cm" draw:z-index="4"><draw:image xlink:href="Pictures/10000201000002920000019D46C0A388D98D03B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9:54:21.564151909</meta:creation-date>
    <dc:date>2018-01-23T19:55:53.451328277</dc:date>
    <meta:editing-duration>PT1M32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